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2986in" table:align="left"/>
    </style:style>
    <style:style style:name="Table1.A" style:family="table-column">
      <style:table-column-properties style:column-width="1.3646in"/>
    </style:style>
    <style:style style:name="Table1.B" style:family="table-column">
      <style:table-column-properties style:column-width="0.7076in"/>
    </style:style>
    <style:style style:name="Table1.C" style:family="table-column">
      <style:table-column-properties style:column-width="0.7521in"/>
    </style:style>
    <style:style style:name="Table1.D" style:family="table-column">
      <style:table-column-properties style:column-width="2.3319in"/>
    </style:style>
    <style:style style:name="Table1.E" style:family="table-column">
      <style:table-column-properties style:column-width="0.5889in"/>
    </style:style>
    <style:style style:name="Table1.F" style:family="table-column">
      <style:table-column-properties style:column-width="2.553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28ec6" officeooo:paragraph-rsid="001c020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bbc18" officeooo:paragraph-rsid="005bbc1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officeooo:paragraph-rsid="0043e1e4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bbc18" officeooo:paragraph-rsid="005bbc18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officeooo:paragraph-rsid="0043e1e4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4d3b1" officeooo:paragraph-rsid="0043e1e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72684" officeooo:paragraph-rsid="0043e1e4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0088" officeooo:paragraph-rsid="0043e1e4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43e1e4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43e1e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7d94c" officeooo:paragraph-rsid="0043e1e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3e1e4" officeooo:paragraph-rsid="0043e1e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372684" officeooo:paragraph-rsid="0043e1e4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43e1e4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43e1e4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43e1e4"/>
    </style:style>
    <style:style style:name="P17" style:family="paragraph" style:parent-style-name="Standard" style:list-style-name="L5">
      <style:paragraph-properties fo:text-align="start" style:justify-single-word="false"/>
      <style:text-properties officeooo:paragraph-rsid="0043e1e4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3e1e4" officeooo:paragraph-rsid="0059d912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f939b" officeooo:paragraph-rsid="0043e1e4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officeooo:rsid="0033e44b" officeooo:paragraph-rsid="0043e1e4" style:font-size-asian="12pt" style:font-size-complex="12pt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officeooo:paragraph-rsid="0043e1e4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DejaVu Sans Condensed" officeooo:paragraph-rsid="0043e1e4"/>
    </style:style>
    <style:style style:name="P23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bbc18" officeooo:paragraph-rsid="005bbc18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 Condensed" fo:font-size="12pt" officeooo:paragraph-rsid="005d66f3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d66f3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d66f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3b85" style:font-weight-asian="bold" style:font-weight-complex="bold"/>
    </style:style>
    <style:style style:name="T3" style:family="text">
      <style:text-properties fo:font-weight="bold" officeooo:rsid="0033f6fd" style:font-weight-asian="bold" style:font-weight-complex="bold"/>
    </style:style>
    <style:style style:name="T4" style:family="text">
      <style:text-properties fo:font-weight="bold" officeooo:rsid="0041cfd7" style:font-weight-asian="bold" style:font-weight-complex="bold"/>
    </style:style>
    <style:style style:name="T5" style:family="text">
      <style:text-properties fo:font-weight="bold" officeooo:rsid="00425775" style:font-weight-asian="bold" style:font-weight-complex="bold"/>
    </style:style>
    <style:style style:name="T6" style:family="text">
      <style:text-properties fo:font-weight="bold" officeooo:rsid="00494183" style:font-weight-asian="bold" style:font-weight-complex="bold"/>
    </style:style>
    <style:style style:name="T7" style:family="text">
      <style:text-properties fo:font-weight="bold" officeooo:rsid="005bbc18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72684" style:font-weight-asian="normal" style:font-weight-complex="normal"/>
    </style:style>
    <style:style style:name="T10" style:family="text">
      <style:text-properties officeooo:rsid="00376743"/>
    </style:style>
    <style:style style:name="T11" style:family="text">
      <style:text-properties style:text-line-through-style="none" style:text-line-through-type="none" style:font-name="DejaVu Sans Condensed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style="normal" fo:font-weight="normal" officeooo:rsid="0043e1e4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style="normal" fo:font-weight="normal" officeooo:rsid="00680088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style="italic" fo:font-weight="normal" officeooo:rsid="0033e44b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style="italic" fo:font-weight="normal" officeooo:rsid="0043e1e4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style="italic" fo:font-weight="normal" officeooo:rsid="0034d3b1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style="italic" fo:font-weight="normal" officeooo:rsid="0042c678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style:text-line-through-style="none" style:text-line-through-type="none" style:font-name="DejaVu Sans Condensed" fo:font-size="12pt" fo:font-weight="normal" officeooo:rsid="00372684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43e1e4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normal" officeooo:rsid="0034d3b1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5ec471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5f939b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normal" officeooo:rsid="0033e44b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weight="normal" officeooo:rsid="00615df3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officeooo:rsid="00372684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officeooo:rsid="0043e1e4" style:font-size-asian="12pt" style:font-size-complex="12pt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33e44b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5ec471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68faaf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43e1e4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fo:font-size="12pt" fo:font-weight="normal" officeooo:rsid="005f939b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fo:font-size="12pt" fo:font-weight="normal" officeooo:rsid="0033e44b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fo:font-size="12pt" fo:font-weight="normal" officeooo:rsid="00361bf5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fo:font-size="12pt" fo:font-weight="normal" officeooo:rsid="0043e1e4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fo:font-style="normal" fo:font-weight="normal" officeooo:rsid="006c1070" style:font-style-asian="normal" style:font-weight-asian="normal" style:font-style-complex="normal" style:font-weight-complex="normal"/>
    </style:style>
    <style:style style:name="T37" style:family="text">
      <style:text-properties style:text-line-through-style="none" style:text-line-through-type="none" fo:font-style="normal" fo:font-weight="normal" officeooo:rsid="0043e1e4" style:font-style-asian="normal" style:font-weight-asian="normal" style:font-style-complex="normal" style:font-weight-complex="normal"/>
    </style:style>
    <style:style style:name="T38" style:family="text">
      <style:text-properties officeooo:rsid="00686be6"/>
    </style:style>
    <style:style style:name="T39" style:family="text">
      <style:text-properties officeooo:rsid="0067d94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42c678" style:font-style-asian="italic" style:font-style-complex="italic"/>
    </style:style>
    <style:style style:name="T42" style:family="text">
      <style:text-properties fo:font-style="italic" officeooo:rsid="00686be6" style:font-style-asian="italic" style:font-style-complex="italic"/>
    </style:style>
    <style:style style:name="T43" style:family="text">
      <style:text-properties officeooo:rsid="0043e1e4"/>
    </style:style>
    <style:style style:name="T44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25">1<text:span text:style-name="T44">xx</text:span> - Controls</text:p>
          </table:table-cell>
          <table:table-cell table:style-name="Table2.B1" office:value-type="string">
            <text:p text:style-name="P26">2xx - Ground</text:p>
          </table:table-cell>
          <table:table-cell table:style-name="Table2.C1" office:value-type="string">
            <text:p text:style-name="P26">3xx - Flight</text:p>
          </table:table-cell>
          <table:table-cell table:style-name="Table2.B1" office:value-type="string">
            <text:p text:style-name="P26">4xx - A2A</text:p>
          </table:table-cell>
          <table:table-cell table:style-name="Table2.B1" office:value-type="string">
            <text:p text:style-name="P26">5xx - A2G</text:p>
          </table:table-cell>
          <table:table-cell table:style-name="Table2.F1" office:value-type="string">
            <text:p text:style-name="P26">6xx - Misc</text:p>
          </table:table-cell>
        </table:table-row>
      </table:table>
      <text:p text:style-name="P24"><text:span text:style-name="T3">3</text:span><text:span text:style-name="T6">0</text:span><text:span text:style-name="T4">2</text:span><text:span text:style-name="T3"> - Flight</text:span><text:span text:style-name="T2"> - </text:span><text:span text:style-name="T5">Radios</text:span><text:span text:style-name="T7">, Radio Navigation</text:span></text:p>
      <text:p text:style-name="P1"/>
      <text:p text:style-name="P7">Radio <text:span text:style-name="T10">setup and tuning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8">COM1/<text:span text:style-name="T43">CA(VHF-2)</text:span></text:p>
          </table:table-cell>
          <table:table-cell table:style-name="Table1.A1" office:value-type="string">
            <text:p text:style-name="P14"><text:span text:style-name="T11">R-</text:span><text:span text:style-name="T12">800L1</text:span></text:p>
          </table:table-cell>
          <table:table-cell table:style-name="Table1.A1" office:value-type="string">
            <text:p text:style-name="P9">VHF/UHF</text:p>
          </table:table-cell>
          <table:table-cell table:style-name="Table1.A1" office:value-type="string">
            <text:p text:style-name="P3"><text:bookmark text:name="page155R_mcid38"/><text:span text:style-name="T36">VHF: 100</text:span><text:bookmark text:name="page155R_mcid39"/><text:span text:style-name="T36">.</text:span><text:span text:style-name="T37">000</text:span><text:bookmark text:name="page155R_mcid40"/><text:span text:style-name="T37"> to </text:span><text:span text:style-name="T36">149.975 MHz</text:span><text:bookmark text:name="page155R_mcid41"/><text:span text:style-name="T36"><text:line-break/>UHF: 220</text:span><text:bookmark text:name="page155R_mcid42"/><text:span text:style-name="T36">.</text:span><text:span text:style-name="T37">000</text:span><text:span text:style-name="T36"> to </text:span><text:bookmark text:name="page155R_mcid43"/><text:span text:style-name="T36">399.975 MHz </text:span></text:p>
          </table:table-cell>
          <table:table-cell table:style-name="Table1.A1" office:value-type="string">
            <text:p text:style-name="P10">AM/FM</text:p>
          </table:table-cell>
          <table:table-cell table:style-name="Table1.F1" office:value-type="string">
            <text:p text:style-name="P12"><text:bookmark text:name="page387R_mcid811"/><text:bookmark text:name="page387R_mcid841"/>Also used for intra-flight datalink</text:p>
          </table:table-cell>
        </table:table-row>
        <table:table-row>
          <table:table-cell table:style-name="Table1.A2" office:value-type="string">
            <text:p text:style-name="P14"><text:span text:style-name="T13">COM</text:span><text:span text:style-name="T12">2/VHF-1</text:span></text:p>
          </table:table-cell>
          <table:table-cell table:style-name="Table1.A2" office:value-type="string">
            <text:p text:style-name="P9">R-828</text:p>
          </table:table-cell>
          <table:table-cell table:style-name="Table1.A2" office:value-type="string">
            <text:p text:style-name="P9">LVHF</text:p>
          </table:table-cell>
          <table:table-cell table:style-name="Table1.A2" office:value-type="string">
            <text:p text:style-name="P9">2<text:bookmark text:name="page387R_mcid931"/>0<text:bookmark text:name="page387R_mcid941"/>.<text:span text:style-name="T39">000</text:span> to<text:bookmark text:name="page387R_mcid951"/> 59.97<text:bookmark text:name="page387R_mcid921"/>5 MHz</text:p>
          </table:table-cell>
          <table:table-cell table:style-name="Table1.A2" office:value-type="string">
            <text:p text:style-name="P11">FM</text:p>
          </table:table-cell>
          <table:table-cell table:style-name="Table1.F2" office:value-type="string">
            <text:p text:style-name="P5"/>
          </table:table-cell>
        </table:table-row>
      </table:table>
      <text:p text:style-name="P13">All</text:p>
      <text:list text:style-name="L1">
        <text:list-item>
          <text:p text:style-name="P15"><text:span text:style-name="T18">On </text:span><text:span text:style-name="T19">intercom</text:span><text:span text:style-name="T18"> panel </text:span><text:span text:style-name="T20">(</text:span><text:span text:style-name="T21">left </text:span><text:span text:style-name="T19">console</text:span><text:span text:style-name="T20">)</text:span><text:span text:style-name="T18">, </text:span><text:span text:style-name="T27">s</text:span><text:span text:style-name="T26">et</text:span><text:span text:style-name="T25"> </text:span><text:span text:style-name="T28">Radio Source Selector </text:span><text:span text:style-name="T29">Knob</text:span><text:span text:style-name="T18"> to desired radio</text:span></text:p>
        </text:list-item>
      </text:list>
      <text:list text:style-name="L2">
        <text:list-item>
          <text:list>
            <text:list-item>
              <text:p text:style-name="P18">CA(VHF-2) = R-800</text:p>
            </text:list-item>
            <text:list-item>
              <text:p text:style-name="P18">VHF-1 = R-828</text:p>
            </text:list-item>
          </text:list>
        </text:list-item>
      </text:list>
      <text:p text:style-name="P14"><text:span text:style-name="T14">R-</text:span><text:span text:style-name="T15">800</text:span><text:span text:style-name="T14"> radio -- </text:span><text:span text:style-name="T16">AM/FM, </text:span><text:span text:style-name="T15">100.000 to 149.975 MHz, </text:span><text:span text:style-name="T16">220.</text:span><text:span text:style-name="T15">000</text:span><text:span text:style-name="T16"> </text:span><text:span text:style-name="T17">MHz to</text:span><text:span text:style-name="T16"> 399.975 MHz</text:span></text:p>
      <text:list xml:id="list621387465" text:style-name="L3">
        <text:list-item>
          <text:p text:style-name="P16"><text:span text:style-name="T20">On </text:span><text:span text:style-name="T22">R-8</text:span><text:span text:style-name="T19">00</text:span><text:span text:style-name="T22"> control panel (left </text:span><text:span text:style-name="T19">console</text:span><text:span text:style-name="T22">):</text:span></text:p>
          <text:list>
            <text:list-item>
              <text:p text:style-name="P16"><text:span text:style-name="T22">T</text:span><text:span text:style-name="T19">une radio using dials. <text:s/>Dials have lag so don't click too quickly.</text:span></text:p>
            </text:list-item>
          </text:list>
        </text:list-item>
      </text:list>
      <text:list text:style-name="L4">
        <text:list-item>
          <text:list>
            <text:list-item>
              <text:p text:style-name="P21"><text:span text:style-name="T33">Verify the correct </text:span><text:span text:style-name="T32">frequency</text:span><text:span text:style-name="T33"> in the SRS radio window.</text:span></text:p>
            </text:list-item>
          </text:list>
        </text:list-item>
      </text:list>
      <text:list xml:id="list143605216048085" text:continue-list="list621387465" text:style-name="L3">
        <text:list-item>
          <text:list>
            <text:list-item>
              <text:p text:style-name="P19"><text:span text:style-name="T1">AM/FM switch</text:span> ... <text:span text:style-name="T1">As needed</text:span></text:p>
            </text:list-item>
            <text:list-item>
              <text:p text:style-name="P19"><text:span text:style-name="T1">EM switch</text:span> ... <text:span text:style-name="T1">As needed</text:span> (monitors guard when on, <text:span text:style-name="T38">121.500 or 243.000??</text:span>)</text:p>
            </text:list-item>
            <text:list-item>
              <text:p text:style-name="P19"><text:span text:style-name="T1">ADF switch</text:span> ... <text:span text:style-name="T1">OFF</text:span>, unless using this radio for direction finding <text:span text:style-name="T43">(TODO)</text:span></text:p>
            </text:list-item>
          </text:list>
        </text:list-item>
      </text:list>
      <text:p text:style-name="P6"><text:span text:style-name="T40">R-828 radio -- FM, 20.</text:span><text:span text:style-name="T42">000</text:span><text:span text:style-name="T40"> </text:span><text:span text:style-name="T41">MHz to</text:span><text:span text:style-name="T40"> 59.975 MHz</text:span></text:p>
      <text:list text:style-name="L5">
        <text:list-item>
          <text:p text:style-name="P22"><text:span text:style-name="T34">On the R-828 control panel </text:span><text:span text:style-name="T32">(</text:span><text:span text:style-name="T35">right console</text:span><text:span text:style-name="T32"> rear)</text:span><text:span text:style-name="T33">:</text:span></text:p>
          <text:list>
            <text:list-item>
              <text:p text:style-name="P20"><text:span text:style-name="T9">T</text:span><text:span text:style-name="T8">urn </text:span><text:span text:style-name="T1">red cross-shaped knob</text:span><text:span text:style-name="T8"> to desired channel.</text:span></text:p>
            </text:list-item>
            <text:list-item>
              <text:p text:style-name="P17"><text:span text:style-name="T23">Press and hold the </text:span><text:span text:style-name="T28">small </text:span><text:span text:style-name="T30">"</text:span><text:span text:style-name="T31">TUN</text:span><text:span text:style-name="T30">" </text:span><text:span text:style-name="T28">radio tuner button</text:span><text:span text:style-name="T23"> until the </text:span><text:span text:style-name="T24">light turns on</text:span><text:span text:style-name="T23">. <text:s/>If you let go too soon, it may not be tuned to the right frequency; in that case, turn the knob to a different freq, fully tune with the button, then change back to desired freq and re-tune.</text:span></text:p>
            </text:list-item>
          </text:list>
        </text:list-item>
      </text:list>
      <text:p text:style-name="P2"/>
      <text:p text:style-name="P4">Navigate to NDB with ADF (ARK-22 system)</text:p>
      <text:list text:style-name="L6">
        <text:list-item>
          <text:p text:style-name="P23">todo, manual page 145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36:04.646000000</dc:date>
    <meta:editing-duration>PT20H22M4S</meta:editing-duration>
    <meta:editing-cycles>70</meta:editing-cycles>
    <meta:generator>LibreOffice/7.5.2.2$Windows_X86_64 LibreOffice_project/53bb9681a964705cf672590721dbc85eb4d0c3a2</meta:generator>
    <meta:document-statistic meta:table-count="2" meta:image-count="0" meta:object-count="0" meta:page-count="1" meta:paragraph-count="36" meta:word-count="245" meta:character-count="1292" meta:non-whitespace-character-count="1093"/>
  </office:meta>
</office:document-meta>
</file>